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Title">
      <style:text-properties style:font-name="Roboto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8d0f" officeooo:paragraph-rsid="00168d0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1830" officeooo:paragraph-rsid="0018183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16b2c" officeooo:paragraph-rsid="00216b2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8d0f" officeooo:paragraph-rsid="00168d0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da95" officeooo:paragraph-rsid="001bda9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cfa55" officeooo:paragraph-rsid="001cfa5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fa55" officeooo:paragraph-rsid="001cfa5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3e0" officeooo:paragraph-rsid="001dc3e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3e0" officeooo:paragraph-rsid="001cfa5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5b7" officeooo:paragraph-rsid="001e75b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a95" officeooo:paragraph-rsid="001bda9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cfa55" officeooo:paragraph-rsid="001cfa55"/>
    </style:style>
    <style:style style:name="P14" style:family="paragraph" style:parent-style-name="Standard" style:list-style-name="L1">
      <style:text-properties officeooo:paragraph-rsid="001bda95"/>
    </style:style>
    <style:style style:name="P15" style:family="paragraph" style:parent-style-name="Standard" style:list-style-name="L1">
      <style:text-properties officeooo:rsid="00216b2c" officeooo:paragraph-rsid="00216b2c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16d00" officeooo:paragraph-rsid="00216d00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1af85" officeooo:paragraph-rsid="0021af85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23cfd" officeooo:paragraph-rsid="00223cfd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2dcbf" officeooo:paragraph-rsid="0022dcbf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af85" officeooo:paragraph-rsid="0021af8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16d00" officeooo:paragraph-rsid="00216d0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23cfd" officeooo:paragraph-rsid="00223cfd" style:font-weight-asian="normal" style:font-weight-complex="normal"/>
    </style:style>
    <style:style style:name="T1" style:family="text">
      <style:text-properties officeooo:rsid="00216b2c"/>
    </style:style>
    <style:style style:name="T2" style:family="text">
      <style:text-properties officeooo:rsid="00216d00"/>
    </style:style>
    <style:style style:name="T3" style:family="text">
      <style:text-properties officeooo:rsid="00223cfd"/>
    </style:style>
    <style:style style:name="T4" style:family="text">
      <style:text-properties officeooo:rsid="0022dc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CC SHIVALIK 2023</text:p>
      <text:p text:style-name="Subtitle">WEEK-<text:span text:style-name="T1">3(</text:span><text:span text:style-name="T2">2</text:span><text:span text:style-name="T1">)</text:span></text:p>
      <text:p text:style-name="P13">From : <text:span text:style-name="T1">03</text:span>-<text:span text:style-name="T1">Dec</text:span>-23 S<text:span text:style-name="T1">unday</text:span>.</text:p>
      <text:p text:style-name="P13">To <text:s text:c="5"/>: <text:s/><text:span text:style-name="T1">10</text:span>-<text:span text:style-name="T1">Dec</text:span>-23 <text:span text:style-name="T1">Sunday</text:span>.</text:p>
      <text:p text:style-name="P5">Introduction</text:p>
      <text:p text:style-name="P2"/>
      <text:p text:style-name="P21">Topics in covered here are independent of programming, they are mostly mathematical.</text:p>
      <text:p text:style-name="P22">Yet the concepts are often used in CP.</text:p>
      <text:p text:style-name="P4"/>
      <text:p text:style-name="P3"/>
      <text:p text:style-name="P6">What are we going to learn this week</text:p>
      <text:p text:style-name="P12"/>
      <text:list text:style-name="L1">
        <text:list-item>
          <text:p text:style-name="P14">Binary search <text:span text:style-name="T2">(Week-3(1))</text:span></text:p>
        </text:list-item>
        <text:list-item>
          <text:p text:style-name="P15">Delta encoding <text:span text:style-name="T2">(First problem in practice sheet of Week-3(1))</text:span></text:p>
        </text:list-item>
        <text:list-item>
          <text:p text:style-name="P15">Modular arithmetic <text:span text:style-name="T2">(In this PDF)</text:span></text:p>
        </text:list-item>
      </text:list>
      <text:p text:style-name="P8"/>
      <text:p text:style-name="P7">What and from where to do this things</text:p>
      <text:p text:style-name="P10"/>
      <text:list text:style-name="L2">
        <text:list-item>
          <text:p text:style-name="P16">Basic modular properties related to addition, subtraction and multiplication</text:p>
          <text:list>
            <text:list-item>
              <text:p text:style-name="P16">CP Hand book page 201 and 202 (Till modular exponentiation.)</text:p>
            </text:list-item>
          </text:list>
        </text:list-item>
        <text:list-item>
          <text:p text:style-name="P17">Modular inverse <text:span text:style-name="T3">(Very important topic).</text:span></text:p>
          <text:list>
            <text:list-item>
              <text:p text:style-name="P17">This part is a bit hard to reach, one may directly read the formula and call it a day but the proofs are interesting to read.</text:p>
            </text:list-item>
            <text:list-item>
              <text:p text:style-name="P20">Direct formula read path</text:p>
              <text:list>
                <text:list-item>
                  <text:p text:style-name="P17">CP Hand book page 202 Modular inverse</text:p>
                </text:list-item>
              </text:list>
            </text:list-item>
            <text:list-item>
              <text:p text:style-name="P20">Proof oriented path</text:p>
              <text:list>
                <text:list-item>
                  <text:p text:style-name="P17">Learn Euler Totient function</text:p>
                </text:list-item>
                <text:list-item>
                  <text:p text:style-name="P18">Learn Chinese remainder theorem</text:p>
                </text:list-item>
                <text:list-item>
                  <text:p text:style-name="P18">Using those prove the Fermat’s little theorem</text:p>
                </text:list-item>
                <text:list-item>
                  <text:p text:style-name="P18">Use it to get to Inverse Modulus.</text:p>
                </text:list-item>
                <text:list-item>
                  <text:p text:style-name="P18">You can find everything online<text:span text:style-name="T4">(Wikipedia..etc)</text:span> easily (in case of doubts, remember group is to ask doubts.)</text:p>
                </text:list-item>
              </text:list>
            </text:list-item>
            <text:list-item>
              <text:p text:style-name="P19">Also remember doing the proof oriented path helps us prove many other theorems later on.</text:p>
            </text:list-item>
          </text:list>
        </text:list-item>
      </text:list>
      <text:p text:style-name="P9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style:text-underline-style="none" fo:font-weight="normal" officeooo:rsid="001bda95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58:19.421319287</meta:creation-date>
    <dc:date>2023-12-04T11:47:22.872001558</dc:date>
    <meta:editing-duration>PT12M52S</meta:editing-duration>
    <meta:editing-cycles>4</meta:editing-cycles>
    <meta:generator>LibreOffice/7.6.3.1$Linux_X86_64 LibreOffice_project/60$Build-1</meta:generator>
    <meta:document-statistic meta:table-count="0" meta:image-count="0" meta:object-count="0" meta:page-count="1" meta:paragraph-count="25" meta:word-count="199" meta:character-count="1148" meta:non-whitespace-character-count="984"/>
  </office:meta>
</office:document-meta>
</file>